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5847397676982562663"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4972297754316566265"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7890468037297549243"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792531560673357010"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9141813529831136792"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196110700996993821"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5947471453411346123"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2647829033335313934"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9619445" text:continue-list="list5947471453411346123"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382946506336384859"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594919"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595234"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9600636"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9599743"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600909"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161240479306643547"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4970854952925955004"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543220044068498111"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616310"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51341591179118026"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403222685573270539"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166180490056046527" text:style-name="L15">
        <text:list-item>
          <text:list>
            <text:list-header>
              <text:p text:style-name="P184">1.5 miles averaging about 9:40/mile and rest 1 min</text:p>
            </text:list-header>
          </text:list>
        </text:list-item>
      </text:list>
      <text:p text:style-name="P24">1 mile in 8:26 and rest 2 min</text:p>
      <text:list xml:id="list511470413399145336"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534541765538194150"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618502"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911623904075702236"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693146320367416988"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7951893956293013735"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9595705" text:continue-list="list5693146320367416988" text:style-name="L19">
        <text:list-item>
          <text:list>
            <text:list-header>
              <text:p text:style-name="P188">(Pace*HR)=1240</text:p>
            </text:list-header>
          </text:list>
        </text:list-item>
      </text:list>
      <text:list xml:id="list39606492" text:continue-list="list911623904075702236" text:style-name="L18">
        <text:list-item>
          <text:list>
            <text:list-header>
              <text:p text:style-name="P187">2 miles at 10:46/mile Ave HR= 121 bpm and rest a few minutes</text:p>
            </text:list-header>
          </text:list>
        </text:list-item>
      </text:list>
      <text:list xml:id="list39623739" text:continue-list="list39595705"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9612597"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259781984367042909"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576297296776111271"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682990851046741089"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8007378442124537045"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97779288095829824"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255452109188762129"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9594954"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605506"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298736968783991349"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26453779903062020"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929445827102075601"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580710749423941733"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797695799503594821"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115644423365625199" text:style-name="L32">
        <text:list-item>
          <text:list>
            <text:list-header>
              <text:p text:style-name="P198">0.25 miles in 2:54</text:p>
              <text:p text:style-name="P198">1 mile in 9:21 going faster as I ran and ending at around 8:30 pace</text:p>
            </text:list-header>
          </text:list>
        </text:list-item>
      </text:list>
      <text:list xml:id="list6942258878494298597"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115932288646580324"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844871368835770142"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378990869819118034"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483374187339011310"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8490604462538736399"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10"/>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text:soft-page-break/>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075383678558293142" text:style-name="L39">
        <text:list-item>
          <text:list>
            <text:list-header>
              <text:p text:style-name="P210"><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text:soft-page-break/>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09T19:35:22.49</dc:date>
    <dc:creator>James Lombardi</dc:creator>
    <meta:editing-duration>P29DT13H6M6S</meta:editing-duration>
    <meta:editing-cycles>2218</meta:editing-cycles>
    <meta:generator>OpenOffice/4.1.2$Win32 OpenOffice.org_project/412m3$Build-9782</meta:generator>
    <meta:document-statistic meta:table-count="0" meta:image-count="9" meta:object-count="0" meta:page-count="219" meta:paragraph-count="6422" meta:word-count="69182" meta:character-count="353917"/>
  </office:meta>
</office:document-meta>
</file>